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fo:color="#4b4b4b" style:font-name="LucidaGrande" fo:font-size="11pt" style:font-name-asian="LucidaGrande" style:font-size-asian="11pt" style:font-name-complex="LucidaGrande" style:font-size-complex="11pt"/>
    </style:style>
    <style:style style:name="P2" style:family="paragraph" style:parent-style-name="Standard" style:list-style-name="">
      <style:paragraph-properties style:line-height-at-least="0.25in" fo:text-align="start" style:justify-single-word="false" style:text-autospace="none"/>
      <style:text-properties fo:color="#4b4b4b" style:font-name="LucidaGrande" fo:font-size="15pt" style:font-name-asian="LucidaGrande" style:font-size-asian="15pt" style:font-name-complex="LucidaGrande" style:font-size-complex="15pt"/>
    </style:style>
    <style:style style:name="P3" style:family="paragraph" style:parent-style-name="Standard" style:list-style-name="">
      <style:paragraph-properties style:line-height-at-least="0.278in" style:text-autospace="none"/>
      <style:text-properties fo:color="#666a2e" style:font-name="LucidaGrande" fo:font-size="20pt" style:font-name-asian="LucidaGrande" style:font-size-asian="20pt" style:font-name-complex="LucidaGrande" style:font-size-complex="20pt"/>
    </style:style>
    <style:style style:name="P4" style:family="paragraph" style:parent-style-name="Standard" style:list-style-name="">
      <style:paragraph-properties style:line-height-at-least="0.25in" fo:text-align="start" style:justify-single-word="false" style:text-autospace="none"/>
    </style:style>
    <style:style style:name="P5" style:family="paragraph" style:parent-style-name="Standard">
      <style:text-properties fo:font-size="15pt" style:font-size-asian="15pt" style:font-size-complex="15pt"/>
    </style:style>
    <style:style style:name="P6" style:family="paragraph" style:parent-style-name="Standard" style:list-style-name="">
      <style:paragraph-properties fo:margin-top="0in" fo:margin-bottom="0.1945in" style:line-height-at-least="0.1945in" fo:text-align="start" style:justify-single-word="false" style:text-autospace="none"/>
      <style:text-properties fo:color="#4b4b4b" style:font-name="LucidaGrande" fo:font-size="15pt" style:font-name-asian="LucidaGrande" style:font-size-asian="15pt" style:font-name-complex="LucidaGrande" style:font-size-complex="15pt"/>
    </style:style>
    <style:style style:name="T1" style:family="text">
      <style:text-properties fo:color="#4b4b4b" style:font-name="LucidaGrande" fo:font-size="11pt" style:font-name-asian="LucidaGrande" style:font-size-asian="11pt" style:font-name-complex="LucidaGrande" style:font-size-complex="11pt"/>
    </style:style>
    <style:style style:name="T2" style:family="text">
      <style:text-properties fo:color="#4b4b4b" style:font-name="LucidaGrande" style:font-name-asian="LucidaGrande" style:font-name-complex="LucidaGrande"/>
    </style:style>
    <style:style style:name="T3" style:family="text">
      <style:text-properties fo:color="#4b4b4b" style:font-name="LucidaGrande" fo:font-size="16pt" style:font-name-asian="LucidaGrande" style:font-size-asian="16pt" style:font-name-complex="LucidaGrande" style:font-size-complex="16pt"/>
    </style:style>
    <style:style style:name="T4" style:family="text">
      <style:text-properties fo:color="#4b4b4b" style:font-name="LucidaGrande" fo:font-size="15pt" style:font-name-asian="LucidaGrande" style:font-size-asian="15pt" style:font-name-complex="LucidaGrande" style:font-size-complex="15pt"/>
    </style:style>
    <style:style style:name="T5" style:family="text">
      <style:text-properties fo:color="#c28b00" style:font-name="LucidaGrande" fo:font-size="11pt" style:font-name-asian="LucidaGrande" style:font-size-asian="11pt" style:font-name-complex="LucidaGrande" style:font-size-complex="11pt"/>
    </style:style>
    <style:style style:name="T6" style:family="text">
      <style:text-properties fo:color="#c28b00" style:font-name="LucidaGrande" style:font-name-asian="LucidaGrande" style:font-name-complex="LucidaGrande"/>
    </style:style>
    <style:style style:name="T7" style:family="text">
      <style:text-properties fo:color="#c28b00" style:font-name="LucidaGrande" fo:font-size="16pt" style:font-name-asian="LucidaGrande" style:font-size-asian="16pt" style:font-name-complex="LucidaGrande" style:font-size-complex="16pt"/>
    </style:style>
    <style:style style:name="T8" style:family="text">
      <style:text-properties fo:color="#c28b00" style:font-name="LucidaGrande" fo:font-size="15pt" style:font-name-asian="LucidaGrande" style:font-size-asian="15pt" style:font-name-complex="LucidaGrande"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ystallized Ginger, Pistachio &amp; Chocolate Ganache Tart</text:p>
      <text:p text:style-name="P1">Makes 12 servings</text:p>
      <text:p text:style-name="P1"/>
      <text:p text:style-name="P2">3/4 cup shelled salted pistachio nuts, lightly toasted, divided</text:p>
      <text:p text:style-name="P2">1 cup flour</text:p>
      <text:p text:style-name="P2">1/4 cup sugar</text:p>
      <text:p text:style-name="P2">1/3 cup cold butter, cut into chunks</text:p>
      <text:p text:style-name="P2">2 tablespoons cold water</text:p>
      <text:p text:style-name="P2">1/3 cup heavy cream</text:p>
      <text:p text:style-name="P2">4 ounces semi-sweet baking chocolate, cut into chunks</text:p>
      <text:p text:style-name="P4"><text:span text:style-name="T4">1/4 cup </text:span><text:a xlink:type="simple" xlink:href="http://www.mccormickgourmet.com/Products/Spices/Ginger-Crystallized.aspx"><text:span text:style-name="T8">Ginger, Crystallized</text:span></text:a></text:p>
      <text:p text:style-name="P2">Fresh raspberries (for garnish)</text:p>
      <text:p text:style-name="P2"/>
      <text:p text:style-name="P6">1. Preheat oven to 350°F. Place 1/2 cup of the pistachio nuts in bowl of food processor; cover. Pulse until finely chopped. Mix flour and sugar in medium bowl. Cut in butter with pastry blender or 2 knives until mixture resembles coarse crumbs. Add pistachio nuts; toss to mix well. Add water; stir until a soft dough forms. Press dough onto bottom and up sides of 10-inch tart pan with removable bottom. Bake 10 to 15 minutes or until lightly browned. Cool completely on wire rack. Remove sides of pan.</text:p>
      <text:p text:style-name="P6">2. Place cream and chocolate in medium microwavable bowl. Microwave on HIGH 1 minute, stirring halfway through cooking time. (Chocolate will not be completely melted.) Stir until chocolate is completely melted. Cool just until mixture starts to thicken. Spread evenly in bottom of tart shell. Cool completely.</text:p>
      <text:p text:style-name="P6">3. Place crystallized ginger in bowl of food processor; cover. Pulse until just coarsely chopped. Add remaining 1/4 cup pistachio nuts; cover. Pulse until chopped. Sprinkle over chocolate in tart shell.</text:p>
      <text:p text:style-name="P6">4. Refrigerate until ready to serve. Let stand 5 to 10 minutes before serving. Garnish with raspberries around edge of crust. Cut into slices to serve.</text:p>
      <text:p text:style-name="P6"/>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17T17:31:13</meta:creation-date>
    <meta:document-statistic meta:table-count="0" meta:image-count="0" meta:object-count="0" meta:page-count="2" meta:paragraph-count="15" meta:word-count="250" meta:character-count="1515"/>
    <dc:date>2012-07-17T17:33:42</dc:date>
    <dc:creator>Robert Houk</dc:creator>
    <meta:editing-duration>PT00H02M29S</meta:editing-duration>
    <meta:editing-cycles>1</meta:editing-cycles>
    <meta:generator>OpenOffice.org/3.2$Unix OpenOffice.org_project/320m18$Build-9502</meta:generator>
  </office:meta>
</office:document-meta>
</file>